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eldTest_special_1.test_special_browsecompat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FieldTest_special_1.test_special_browsec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FieldTest_special_1.test_speci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